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cm" table:align="left"/>
    </style:style>
    <style:style style:name="Таблица3.A" style:family="table-column">
      <style:table-column-properties style:column-width="9.906cm"/>
    </style:style>
    <style:style style:name="Таблица3.B" style:family="table-column">
      <style:table-column-properties style:column-width="8.377cm"/>
    </style:style>
    <style:style style:name="Таблица3.C" style:family="table-column">
      <style:table-column-properties style:column-width="9.416cm"/>
    </style:style>
    <style:style style:name="Таблица3.A1" style:family="table-cell">
      <style:table-cell-properties fo:background-color="transparent" fo:padding="0.097cm" fo:border="none" style:writing-mode="page">
        <style:background-image/>
      </style:table-cell-properties>
    </style:style>
    <style:style style:name="Таблица3.2" style:family="table-row">
      <style:table-row-properties style:min-row-height="1.072cm"/>
    </style:style>
    <style:style style:name="Таблица3.3" style:family="table-row">
      <style:table-row-properties style:min-row-height="1.039cm"/>
    </style:style>
    <style:style style:name="Таблица3.4" style:family="table-row">
      <style:table-row-properties style:min-row-height="1.12cm"/>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0.801cm" fo:margin-bottom="0.247c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Table_20_Contents" style:list-style-name="L1">
      <style:text-properties style:font-name="Liberation Serif" officeooo:rsid="02ed919d" officeooo:paragraph-rsid="02eda724"/>
    </style:style>
    <style:style style:name="P28" style:family="paragraph" style:parent-style-name="Table_20_Contents" style:list-style-name="L2">
      <style:paragraph-properties fo:text-align="start" style:justify-single-word="false"/>
      <style:text-properties style:font-name="Liberation Serif" officeooo:paragraph-rsid="02eda724"/>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0.4cm" draw:z-index="0" draw:name="Фигура1" draw:style-name="gr1" draw:text-style-name="P34" svg:width="6.347cm" svg:height="0.595cm" draw:control="control1"/></text:p>
          </table:table-cell>
          <table:table-cell table:style-name="Таблица3.A1" office:value-type="string">
            <text:p text:style-name="P5"><draw:control text:anchor-type="as-char" svg:y="-0.4cm" draw:z-index="5" draw:name="Фигура1" draw:style-name="gr1" draw:text-style-name="P34" svg:width="6.347cm" svg:height="0.595c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0.383cm" draw:z-index="2" draw:name="Фигура1" draw:style-name="gr1" draw:text-style-name="P34" svg:width="6.335cm" svg:height="0.595cm" draw:control="control3"/></text:p>
          </table:table-cell>
          <table:table-cell table:style-name="Таблица3.A1" office:value-type="string">
            <text:p text:style-name="P5"><draw:control text:anchor-type="as-char" svg:y="-0.4cm" draw:z-index="6" draw:name="Фигура1" draw:style-name="gr1" draw:text-style-name="P34" svg:width="6.347cm" svg:height="0.595c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0.383cm" draw:z-index="1" draw:name="Фигура1" draw:style-name="gr1" draw:text-style-name="P34" svg:width="6.375cm" svg:height="0.595cm" draw:control="control2"/></text:p>
          </table:table-cell>
          <table:table-cell table:style-name="Таблица3.A1" office:value-type="string">
            <text:p text:style-name="P5"><draw:control text:anchor-type="as-char" svg:y="-0.4cm" draw:z-index="7" draw:name="Фигура1" draw:style-name="gr1" draw:text-style-name="P34" svg:width="6.347cm" svg:height="0.595c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0.383cm" draw:z-index="3" draw:name="Фигура1" draw:style-name="gr1" draw:text-style-name="P34" svg:width="6.416cm" svg:height="0.595cm" draw:control="control4"/></text:p>
          </table:table-cell>
          <table:table-cell table:style-name="Таблица3.A1" office:value-type="string">
            <text:p text:style-name="P5"><draw:control text:anchor-type="as-char" svg:y="-0.4cm" draw:z-index="8" draw:name="Фигура1" draw:style-name="gr1" draw:text-style-name="P34" svg:width="6.347cm" svg:height="0.595c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0.383cm" draw:z-index="4" draw:name="Фигура1" draw:style-name="gr1" draw:text-style-name="P34" svg:width="6.367cm" svg:height="0.595cm" draw:control="control5"/></text:p>
          </table:table-cell>
          <table:table-cell table:style-name="Таблица3.A1" office:value-type="string">
            <text:p text:style-name="P5"><draw:control text:anchor-type="as-char" svg:y="-0.4cm" draw:z-index="9" draw:name="Фигура1" draw:style-name="gr1" draw:text-style-name="P34" svg:width="6.347cm" svg:height="0.595c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1046739695"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7">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text:p>
            <text:list xml:id="list3388398561" text:style-name="L2">
              <text:list-item>
                <text:p text:style-name="P28"><text:span text:style-name="T5">П</text:span>олужирного</text:p>
              </text:list-item>
              <text:list-item>
                <text:p text:style-name="P28"><text:span text:style-name="T5">К</text:span>урсива</text:p>
              </text:list-item>
              <text:list-item>
                <text:p text:style-name="P28"><text:span text:style-name="T5">П</text:span>одчеркивания</text:p>
              </text:list-item>
              <text:list-item>
                <text:p text:style-name="P28"><text:span text:style-name="T5">З</text:span>ачеркивания</text:p>
              </text:list-item>
              <text:list-item>
                <text:p text:style-name="P28"><text:span text:style-name="T5">В</text:span>ерхн<text:span text:style-name="T5">ий</text:span> индекс</text:p>
              </text:list-item>
              <text:list-item>
                <text:p text:style-name="P28"><text:soft-page-break/><text:span text:style-name="T5">Н</text:span>ижн<text:span text:style-name="T5">ий</text:span> индекс</text:p>
              </text:list-item>
              <text:list-item>
                <text:p text:style-name="P28"><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3H19M33S</meta:editing-duration>
    <meta:editing-cycles>848</meta:editing-cycles>
    <meta:generator>LibreOffice/6.1.5.2$Linux_X86_64 LibreOffice_project/90f8dcf33c87b3705e78202e3df5142b201bd805</meta:generator>
    <dc:date>2019-05-23T14:06:14.400915271</dc:date>
    <meta:document-statistic meta:table-count="4" meta:image-count="0" meta:object-count="0" meta:page-count="5" meta:paragraph-count="109" meta:word-count="676"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должен быть неразрывныйпробел
	AskAndReplace("(?&lt;=[:upper:])\.(?=[:upper:]\.)","." &amp; NBSP)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
Sub convertAutoHyphenationsToManual()
	ThisComponent.lockControllers
	findAllWithHyphenation()
	hyphenateParas()
	ThisComponent.unlockControllers
End Sub

sub hyphenateParas()
rem ----------------------------------------------------------------------
rem define variables
dim document   as object
dim dispatcher as object
rem ----------------------------------------------------------------------
rem get access to the document
document   = ThisComponent.CurrentController.Frame
dispatcher = createUnoService("com.sun.star.frame.DispatchHelper")

rem ----------------------------------------------------------------------
 dispatcher.executeDispatch(document, ".uno:Hyphenate", "", 0, Array())


end sub

sub findAllWithHyphenation()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1
args1(10).Name = "SearchItem.SearchFlags"
args1(10).Value = 65536
args1(11).Name = "SearchItem.SearchString"
args1(11).Value = ".*"
args1(12).Name = "SearchItem.ReplaceString"
args1(12).Value = ""
args1(13).Name = "SearchItem.Locale"
args1(13).Value = 255
args1(14).Name = "SearchItem.ChangedChars"
args1(14).Value = 2
args1(15).Name = "SearchItem.DeletedChars"
args1(15).Value = 2
args1(16).Name = "SearchItem.InsertedChars"
args1(16).Value = 2
args1(17).Name = "SearchItem.TransliterateFlags"
args1(17).Value = 1073745152
args1(18).Name = "SearchItem.Command"
args1(18).Value = 1
args1(19).Name = "SearchItem.SearchFormatted"
args1(19).Value = false
args1(20).Name = "SearchItem.AlgorithmType2"
args1(20).Value = 2
args1(21).Name = "Quiet"
args1(21).Value = true

dispatcher.executeDispatch(document, ".uno:ExecuteSearch", "", 0, args1())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PHA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PHA Then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Lib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substituteStylesFontNameStartsWith( "Times New Roman","IPH Lib Serif")
	substituteDirectFromatFontNameStartsWith( "Times New Roman","IPH Lib Serif")
	statusIndicator.setValue(40)
	substituteStylesFontNameStartsWith( "Liberation Serif","IPH Lib Serif")
	substituteDirectFromatFontNameStartsWith( "Liberation Serif","IPH Lib Serif")
	statusIndicator.setValue(50)	
	substituteStylesFontNameStartsWith( "ArabicD","IPH Lib Serif")
	substituteDirectFromatFontNameStartsWith( "ArabicD","IPH Lib Serif")
	statusIndicator.setValue(60)	
	'Replace Arial to IPH Sans in styles
	substituteStylesFontNameStartsWith( "Arial","IPH Lib Sans")
	substituteDirectFromatFontNameStartsWith(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